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68d3" officeooo:paragraph-rsid="000b68d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68d3" officeooo:paragraph-rsid="000b68d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68d3" officeooo:paragraph-rsid="000b68d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c3675" officeooo:paragraph-rsid="000c3675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llenge Git 4</text:p>
      <text:p text:style-name="P1"/>
      <text:p text:style-name="P1"/>
      <text:p text:style-name="P2"># website-flow</text:p>
      <text:p text:style-name="P2"/>
      <text:p text:style-name="P2">- Le Saint Nectaire</text:p>
      <text:p text:style-name="P2">- Le Morbier</text:p>
      <text:p text:style-name="P2">- La Tomme de Savoie</text:p>
      <text:p text:style-name="P2">- Le Brie de Meau</text:p>
      <text:p text:style-name="P2">- Le Muns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20:45:02.096288293</meta:creation-date>
    <dc:date>2020-10-03T17:41:55.610671481</dc:date>
    <meta:editing-duration>PT2H46M36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7" meta:word-count="25" meta:character-count="109" meta:non-whitespace-character-count="91"/>
  </office:meta>
</office:document-meta>
</file>